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533cm"/>
    </style:style>
    <style:style style:name="co2" style:family="table-column">
      <style:table-column-properties fo:break-before="auto" style:column-width="1.178cm"/>
    </style:style>
    <style:style style:name="co3" style:family="table-column">
      <style:table-column-properties fo:break-before="auto" style:column-width="1.016cm"/>
    </style:style>
    <style:style style:name="co4" style:family="table-column">
      <style:table-column-properties fo:break-before="auto" style:column-width="1.423cm"/>
    </style:style>
    <style:style style:name="co5" style:family="table-column">
      <style:table-column-properties fo:break-before="auto" style:column-width="1.887cm"/>
    </style:style>
    <style:style style:name="co6" style:family="table-column">
      <style:table-column-properties fo:break-before="auto" style:column-width="2.268cm"/>
    </style:style>
    <style:style style:name="co7" style:family="table-column">
      <style:table-column-properties fo:break-before="auto" style:column-width="1.478cm"/>
    </style:style>
    <style:style style:name="co8" style:family="table-column">
      <style:table-column-properties fo:break-before="auto" style:column-width="1.778cm"/>
    </style:style>
    <style:style style:name="co9" style:family="table-column">
      <style:table-column-properties fo:break-before="auto" style:column-width="1.914cm"/>
    </style:style>
    <style:style style:name="co10" style:family="table-column">
      <style:table-column-properties fo:break-before="auto" style:column-width="2.214cm"/>
    </style:style>
    <style:style style:name="co11" style:family="table-column">
      <style:table-column-properties fo:break-before="auto" style:column-width="2.813cm"/>
    </style:style>
    <style:style style:name="co12" style:family="table-column">
      <style:table-column-properties fo:break-before="auto" style:column-width="27.474cm"/>
    </style:style>
    <style:style style:name="co13" style:family="table-column">
      <style:table-column-properties fo:break-before="auto" style:column-width="30.374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1.632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number:text-style style:name="N100">
      <number:text-content/>
    </number:text-style>
    <style:style style:name="ce1" style:family="table-cell" style:parent-style-name="Default" style:data-style-name="N100"/>
    <style:style style:name="ce3" style:family="table-cell" style:parent-style-name="Default" style:data-style-name="N99"/>
    <style:style style:name="ce4" style:family="table-cell" style:parent-style-name="Default" style:data-style-name="N100">
      <style:table-cell-properties fo:wrap-option="no-wrap"/>
    </style:style>
  </office:automatic-styles>
  <office:body>
    <office:spreadsheet>
      <table:calculation-settings table:automatic-find-labels="false" table:use-regular-expressions="false" table:use-wildcards="true"/>
      <table:table table:name="Logging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6" table:default-cell-style-name="Default"/>
        <table:table-column table:style-name="co8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number-columns-repeated="2" table:default-cell-style-name="Default"/>
        <table:table-row table:style-name="ro1">
          <table:table-cell table:style-name="ce1" office:value-type="string" calcext:value-type="string">
            <text:p>Aborted</text:p>
          </table:table-cell>
          <table:table-cell office:value-type="string" calcext:value-type="string">
            <text:p>Rows</text:p>
          </table:table-cell>
          <table:table-cell office:value-type="string" calcext:value-type="string">
            <text:p>Cols</text:p>
          </table:table-cell>
          <table:table-cell office:value-type="string" calcext:value-type="string">
            <text:p>Robots</text:p>
          </table:table-cell>
          <table:table-cell table:style-name="ce4" office:value-type="string" calcext:value-type="string">
            <text:p>Enclosed </text:p>
            <text:p>Space </text:p>
            <text:p>Removal </text:p>
            <text:p>Flag</text:p>
          </table:table-cell>
          <table:table-cell office:value-type="string" calcext:value-type="string">
            <text:p>Connectivity</text:p>
            <text:p>Constant</text:p>
          </table:table-cell>
          <table:table-cell office:value-type="string" calcext:value-type="string">
            <text:p>Random</text:p>
            <text:p>Level</text:p>
          </table:table-cell>
          <table:table-cell office:value-type="string" calcext:value-type="string">
            <text:p>Max</text:p>
            <text:p>Iterations</text:p>
          </table:table-cell>
          <table:table-cell office:value-type="string" calcext:value-type="string">
            <text:p>Number</text:p>
            <text:p>of</text:p>
            <text:p>Obstacles</text:p>
          </table:table-cell>
          <table:table-cell office:value-type="string" calcext:value-type="string">
            <text:p>Discrepancy</text:p>
            <text:p>Achieved</text:p>
          </table:table-cell>
          <table:table-cell office:value-type="string" calcext:value-type="string">
            <text:p>Iterations</text:p>
            <text:p>Achieved</text:p>
          </table:table-cell>
          <table:table-cell office:value-type="string" calcext:value-type="string">
            <text:p>Time</text:p>
            <text:p>Elapsed</text:p>
          </table:table-cell>
          <table:table-cell office:value-type="string" calcext:value-type="string">
            <text:p>Connected Bool</text:p>
          </table:table-cell>
          <table:table-cell office:value-type="string" calcext:value-type="string">
            <text:p>Ilabel</text:p>
          </table:table-cell>
          <table:table-cell office:value-type="string" calcext:value-type="string">
            <text:p>Environment Grid</text:p>
          </table:table-cell>
          <table:table-cell office:value-type="string" calcext:value-type="string">
            <text:p>Assignment Grid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1572541685" calcext:value-type="float">
            <text:p>1572541685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0 1 1 1 1 1 0 0 0 0 <text:s/>0 0 1 1 1 1 1 1 0 0 <text:s/>1 1 1 1 1 1 0 1 0 0 <text:s/>0 1 1 1 1 1 0 1 0 0 <text:s/>0 1 1 0 1 1 0 0 0 0 <text:s/>0 1 0 1 1 1 0 0 0 0 <text:s/>0 1 0 0 0 0 0 0 0 0 <text:s/>0 0 0 0 0 0 0 0 0 0 <text:s/>0 0 0 0 0 0 0 0 0 0 <text:s/>0 0 0 0 0 0 0 0 0 0 0 0 0 0 0 0 0 0 0 0 <text:s/>0 0 0 0 0 0 0 0 0 0 <text:s/>0 0 0 0 0 0 0 0 0 0 <text:s/>0 0 0 0 0 0 0 0 0 0 <text:s/>0 0 0 0 0 0 0 1 0 1 <text:s/>0 0 0 0 0 0 0 1 1 1 <text:s/>0 0 1 1 1 0 1 1 1 1 <text:s/>1 1 1 0 0 1 1 0 1 0 <text:s/>1 1 1 1 1 1 0 1 1 1 <text:s/>0 1 0 1 1 0 1 1 1 0</text:p>
          </table:table-cell>
          <table:table-cell table:number-columns-repeated="2" office:value-type="string" calcext:value-type="string">
            <text:p>1 0 0 0 0 0 1 1 1 1 1 1 0 0 0 2 0 0 1 1 0 0 0 0 0 0 1 0 1 1 1 0 0 0 0 0 <text:s/>1 0 1 1 1 0 0 1 0 0 1 0 1 0 1 0 1 0 0 0 1 0 0 0 1 0 0 0 0 1 0 0 0 0 0 0 <text:s/>0 1 1 0 0 1 0 1 0 0 0 0 0 0 1 0 0 2 1 0 1 0 0 1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1877971423" calcext:value-type="float">
            <text:p>187797142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0 0 0 2 2 2 2 <text:s/>3 0 0 0 0 0 2 2 0 0 <text:s/>3 3 0 0 0 0 0 2 2 2 <text:s/>0 0 0 0 0 0 0 0 2 0 <text:s/>0 0 0 0 0 0 0 0 0 0 <text:s/>0 0 0 0 0 0 0 0 0 0 <text:s/>0 0 0 0 4 4 0 0 0 0 <text:s/>0 0 0 0 0 4 0 0 0 0 <text:s/>0 0 0 0 0 0 0 0 0 0 <text:s/>0 0 0 0 0 0 0 0 0 0 0 0 0 1 0 0 0 0 0 0 <text:s/>0 0 1 1 1 0 0 0 0 0 <text:s/>0 0 1 1 0 2 2 0 0 0 <text:s/>0 0 0 1 1 0 0 1 0 0 <text:s/>0 0 1 1 1 0 1 1 0 0 <text:s/>0 1 1 1 1 1 1 1 0 0 <text:s/>0 0 0 1 0 0 0 0 0 0 <text:s/>0 0 0 0 0 0 0 0 0 0 <text:s/>0 0 0 0 0 0 0 0 0 0 <text:s/>0 0 0 0 0 0 0 0 0 0 0 0 0 0 0 0 0 0 0 0 <text:s/>0 0 0 0 0 0 0 0 0 0 <text:s/>0 0 0 0 0 0 0 0 0 0 <text:s/>0 0 0 0 0 0 0 0 0 1 <text:s/>0 0 0 0 0 0 0 0 1 1 <text:s/>0 0 0 0 0 0 0 0 1 1 <text:s/>0 0 1 0 0 0 0 0 1 1 <text:s/>0 1 1 0 0 0 0 1 1 1 <text:s/>0 0 1 0 1 0 1 1 0 1 <text:s/>0 1 1 1 1 1 1 1 0 1</text:p>
          </table:table-cell>
          <table:table-cell table:number-columns-repeated="2" office:value-type="string" calcext:value-type="string">
            <text:p>1 0 0 0 1 1 0 0 0 2 0 1 0 0 0 1 0 0 1 1 0 0 0 0 1 0 2 0 0 0 1 1 1 0 0 1 <text:s/>1 0 0 2 1 1 0 0 0 1 0 0 0 0 1 0 0 0 0 0 0 0 0 0 1 1 0 0 0 0 1 1 0 0 1 0 <text:s/>0 1 1 0 1 0 0 0 1 1 0 1 0 1 0 0 1 0 1 0 0 0 0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office:value-type="float" office:value="1665080350" calcext:value-type="float">
            <text:p>166508035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1 1 1 1 0 <text:s/>0 0 0 0 0 0 1 1 1 1 <text:s/>0 0 0 0 0 1 1 1 1 0 <text:s/>0 0 0 0 0 1 1 0 1 1 <text:s/>0 0 0 0 0 0 0 0 0 0 <text:s/>0 0 0 0 0 0 0 0 0 0 <text:s/>0 0 0 0 0 0 0 0 0 0 <text:s/>0 0 0 0 0 0 0 0 0 0 <text:s/>0 0 0 0 0 0 0 0 0 0 <text:s/>0 0 0 0 0 0 0 0 0 0 1 0 0 0 0 0 0 0 0 0 <text:s/>1 1 0 1 0 0 0 0 0 0 <text:s/>0 1 1 1 0 0 0 0 0 0 <text:s/>0 1 0 1 1 0 0 0 0 0 <text:s/>1 1 0 0 0 0 0 0 0 0 <text:s/>0 1 1 0 0 0 0 0 0 0 <text:s/>1 1 0 0 0 0 0 0 0 0 <text:s/>1 0 1 0 0 0 0 0 0 0 <text:s/>1 0 1 1 0 0 0 0 0 0 <text:s/>1 1 1 1 0 0 0 0 0 0 0 0 0 0 0 0 0 0 0 0 <text:s/>0 0 0 0 0 0 0 0 0 0 <text:s/>0 0 0 0 0 0 0 0 0 0 <text:s/>0 0 0 0 0 0 0 0 0 0 <text:s/>0 0 0 1 1 1 1 1 0 0 <text:s/>0 0 0 1 0 1 1 1 1 1 <text:s/>0 0 1 1 1 0 0 0 1 0 <text:s/>0 0 0 1 1 0 1 1 0 0 <text:s/>0 0 0 0 1 0 1 1 1 0 <text:s/>0 0 0 0 1 1 1 1 1 0</text:p>
          </table:table-cell>
          <table:table-cell table:number-columns-repeated="2" office:value-type="string" calcext:value-type="string">
            <text:p>0 1 1 1 1 0 0 0 0 1 0 0 1 0 1 1 0 2 0 0 1 0 0 0 1 0 0 0 0 1 1 0 1 0 2 0 <text:s/>0 1 0 0 0 0 1 0 0 0 0 0 1 1 1 0 0 0 1 0 0 0 0 0 0 0 0 0 0 1 1 1 2 1 0 1 <text:s/>0 0 0 1 0 0 1 1 0 1 0 0 0 1 0 0 0 1 0 0 0 0 0 0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4" calcext:value-type="float">
            <text:p>34</text:p>
          </table:table-cell>
          <table:table-cell office:value-type="float" office:value="13" calcext:value-type="float">
            <text:p>13</text:p>
          </table:table-cell>
          <table:table-cell office:value-type="float" office:value="0" calcext:value-type="float">
            <text:p>0</text:p>
          </table:table-cell>
          <table:table-cell office:value-type="float" office:value="1802936850" calcext:value-type="float">
            <text:p>1802936850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0 0 0 0 0 0 <text:s/>0 0 0 0 0 0 0 0 0 0 <text:s/>0 0 0 0 0 0 0 0 0 0 <text:s/>0 0 0 0 0 0 0 0 0 0 <text:s/>0 0 0 0 0 0 0 0 0 1 <text:s/>0 0 0 0 0 0 0 0 0 1 <text:s/>0 0 0 0 0 1 1 1 1 1 <text:s/>0 0 0 0 0 0 0 1 1 0 <text:s/>0 0 0 0 0 0 1 1 1 1 <text:s/>0 0 0 0 0 0 0 1 0 0 0 0 0 0 0 0 0 0 0 0 <text:s/>0 0 0 0 0 0 1 0 0 0 <text:s/>0 0 0 1 0 1 1 1 0 0 <text:s/>0 1 1 1 1 0 1 0 0 0 <text:s/>0 1 1 1 1 1 1 1 0 0 <text:s/>0 1 1 1 1 0 0 0 0 0 <text:s/>0 1 0 1 0 0 0 0 0 0 <text:s/>0 0 1 1 1 1 0 0 0 0 <text:s/>0 0 0 0 0 0 0 0 0 0 <text:s/>0 0 0 0 0 0 0 0 0 0 1 1 1 0 1 0 0 0 0 0 <text:s/>1 1 1 1 1 1 0 0 0 0 <text:s/>1 1 0 0 0 0 0 0 0 0 <text:s/>1 0 0 0 0 0 0 0 0 0 <text:s/>1 0 0 0 0 0 0 0 0 0 <text:s/>1 0 0 0 0 0 0 0 0 0 <text:s/>1 0 0 0 0 0 0 0 0 0 <text:s/>1 1 0 0 0 0 0 0 0 0 <text:s/>1 0 1 1 0 0 0 0 0 0 <text:s/>1 1 1 1 0 0 0 0 0 0</text:p>
          </table:table-cell>
          <table:table-cell table:number-columns-repeated="2" office:value-type="string" calcext:value-type="string">
            <text:p>0 0 0 1 0 1 1 1 1 1 0 0 0 0 0 0 0 1 1 1 0 0 1 0 1 0 0 0 1 1 0 0 0 0 0 1 <text:s/>0 1 1 1 0 0 0 0 0 0 0 0 1 0 0 0 0 0 0 1 1 1 1 0 0 0 1 0 1 2 0 0 0 0 0 0 <text:s/>0 0 0 2 1 0 0 1 0 1 0 2 1 1 0 0 0 0 0 0 0 0 1 1 1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597587398" calcext:value-type="float">
            <text:p>1597587398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1 0 1 1 1 1 0 0 1 1 <text:s/>1 1 1 1 1 1 1 1 1 1 <text:s/>1 1 0 0 1 0 0 1 0 1 <text:s/>0 1 1 1 0 1 1 0 1 1 <text:s/>0 0 1 1 1 1 1 1 0 0 <text:s/>0 0 0 1 0 1 0 1 1 1 <text:s/>0 0 0 0 1 1 1 1 1 0 <text:s/>0 0 0 0 0 1 1 1 1 0 <text:s/>0 0 0 0 0 1 1 1 1 1 <text:s/>0 0 0 0 0 1 0 1 0 0</text:p>
          </table:table-cell>
          <table:table-cell table:number-columns-repeated="2" office:value-type="string" calcext:value-type="string">
            <text:p>0 1 0 0 0 0 1 1 2 0 0 0 0 0 0 0 0 0 0 0 0 0 1 1 0 1 1 0 1 0 1 0 0 0 1 0 <text:s/>0 1 0 0 1 1 0 0 0 0 0 0 1 1 1 1 1 0 1 0 1 0 0 0 1 1 1 1 0 0 0 0 0 1 1 1 <text:s/>1 1 1 0 0 0 0 1 1 1 1 1 1 0 0 0 0 0 1 1 1 1 1 0 1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5" calcext:value-type="float">
            <text:p>9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719107699" calcext:value-type="float">
            <text:p>1719107699</text:p>
          </table:table-cell>
          <table:table-cell table:style-name="ce3" office:value-type="boolean" office:boolean-value="true" calcext:value-type="boolean">
            <text:p>TRUE</text:p>
          </table:table-cell>
          <table:table-cell office:value-type="string" calcext:value-type="string">
            <text:p>1 1 0 0 0 0 0 0 0 0 <text:s/>1 1 0 0 0 0 0 0 0 0 <text:s/>1 0 0 0 0 0 0 0 0 0 <text:s/>0 0 0 0 0 0 0 0 0 0 <text:s/>0 0 0 0 0 0 0 0 0 0 <text:s/>0 0 0 0 0 0 0 0 0 0 <text:s/>0 0 0 0 0 0 0 0 0 0 <text:s/>0 0 0 0 0 0 0 0 0 0 <text:s/>0 0 0 0 0 0 0 0 0 0 <text:s/>0 0 0 0 0 0 0 0 0 0</text:p>
          </table:table-cell>
          <table:table-cell table:number-columns-repeated="2" office:value-type="string" calcext:value-type="string">
            <text:p>2 0 1 1 1 1 1 1 1 1 0 0 1 1 1 1 1 1 1 1 0 1 1 1 1 1 1 1 1 1 1 1 1 1 1 1 <text:s/>1 1 1 1 1 1 1 1 1 1 1 1 1 1 1 1 1 1 1 1 1 1 1 1 1 1 1 1 1 1 1 1 1 1 1 1 <text:s/>1 1 1 1 1 1 1 1 1 1 1 1 1 1 1 1 1 1 1 1 1 1 1 1 1 1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1" calcext:value-type="float">
            <text:p>3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office:value-type="float" office:value="1676982967" calcext:value-type="float">
            <text:p>167698296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0 0 0 0 0 <text:s/>1 1 0 1 0 0 0 0 0 0 <text:s/>0 1 1 0 1 0 0 0 0 0 <text:s/>0 1 1 1 1 0 0 0 0 0 <text:s/>1 1 0 1 0 0 0 0 0 0 <text:s/>1 0 1 1 0 0 0 0 0 0 <text:s/>0 0 0 1 1 1 0 0 0 0 <text:s/>0 0 0 0 0 0 0 0 0 0 <text:s/>0 0 0 0 0 0 0 0 0 0 <text:s/>0 0 0 0 0 0 0 0 0 0 0 0 0 0 0 0 0 0 0 0 <text:s/>0 0 0 0 0 0 0 0 0 0 <text:s/>0 0 0 0 0 0 0 0 0 0 <text:s/>0 0 0 0 0 0 0 0 0 0 <text:s/>0 0 0 0 0 1 1 1 0 0 <text:s/>0 0 0 0 0 1 1 0 0 0 <text:s/>0 1 0 0 0 0 1 0 0 0 <text:s/>1 1 1 1 1 1 1 0 0 0 <text:s/>1 0 1 1 1 1 0 0 0 0 <text:s/>0 1 1 0 1 1 1 0 0 0 0 0 0 0 0 0 0 0 1 1 <text:s/>0 0 0 0 0 0 0 0 0 1 <text:s/>0 0 0 0 0 0 1 1 1 1 <text:s/>0 0 0 0 0 0 1 0 1 1 <text:s/>0 0 0 0 0 0 0 0 0 1 <text:s/>0 0 0 0 0 0 0 0 1 1 <text:s/>0 0 0 0 0 0 0 1 1 1 <text:s/>0 0 0 0 0 0 0 1 0 1 <text:s/>0 0 0 0 0 0 0 1 1 1 <text:s/>0 0 0 0 0 0 0 0 1 0</text:p>
          </table:table-cell>
          <table:table-cell table:number-columns-repeated="2" office:value-type="string" calcext:value-type="string">
            <text:p>1 0 0 0 0 1 1 1 0 0 0 0 1 0 1 1 1 1 1 0 1 0 0 1 0 1 0 0 0 0 1 0 2 0 0 1 <text:s/>0 1 0 0 0 0 1 0 1 0 0 0 1 0 0 1 0 0 1 0 0 1 0 0 1 0 1 0 0 0 0 0 0 0 0 0 <text:s/>0 2 0 0 0 0 1 2 0 1 0 0 0 0 1 0 0 0 1 0 0 1 0 0 0 1 0 1</text:p>
          </table:table-cell>
        </table:table-row>
        <table:table-row table:style-name="ro2">
          <table:table-cell office:value-type="boolean" office:boolean-value="true" calcext:value-type="boolean">
            <text:p>TRU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94" calcext:value-type="float">
            <text:p>94</text:p>
          </table:table-cell>
          <table:table-cell table:number-columns-repeated="2" office:value-type="string" calcext:value-type="string">
            <text:p>None</text:p>
          </table:table-cell>
          <table:table-cell office:value-type="float" office:value="553985" calcext:value-type="float">
            <text:p>553985</text:p>
          </table:table-cell>
          <table:table-cell table:number-columns-repeated="2" office:value-type="string" calcext:value-type="string">
            <text:p>None</text:p>
          </table:table-cell>
          <table:table-cell office:value-type="string" calcext:value-type="string">
            <text:p>0 0 0 1 1 1 1 1 1 1 0 0 0 1 1 1 1 1 1 1 1 1 1 1 1 1 1 1 1 1 1 1 1 1 1 1 <text:s/>1 1 1 1 1 1 1 1 1 1 1 1 1 1 1 1 1 1 1 1 1 1 1 1 1 1 1 1 1 1 1 1 1 1 1 1 <text:s/>1 1 1 1 1 1 1 1 1 1 1 1 1 1 1 1 1 1 1 1 1 1 1 1 1 1 1 1</text:p>
          </table:table-cell>
          <table:table-cell office:value-type="string" calcext:value-type="string">
            <text:p>None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5" calcext:value-type="float">
            <text:p>35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  <table:table-cell office:value-type="float" office:value="3323685848" calcext:value-type="float">
            <text:p>3323685848</text:p>
          </table:table-cell>
          <table:table-cell office:value-type="string" calcext:value-type="string">
            <text:p><text:s/>True <text:s/>True</text:p>
          </table:table-cell>
          <table:table-cell office:value-type="string" calcext:value-type="string">
            <text:p>1 1 0 0 0 0 1 1 1 1 <text:s/>1 1 0 0 1 0 1 1 1 0 <text:s/>1 1 1 1 1 1 1 1 0 0 <text:s/>1 1 0 1 1 0 1 0 0 0 <text:s/>0 0 1 1 1 1 0 0 0 0 <text:s/>1 1 1 0 1 1 1 0 0 0 <text:s/>1 1 0 0 0 1 0 0 0 0 <text:s/>0 1 1 0 0 0 0 0 0 0 <text:s/>0 0 1 1 0 0 0 0 0 0 <text:s/>0 0 0 0 0 0 0 0 0 0 0 0 0 0 0 0 0 0 0 0 <text:s/>0 0 0 0 0 0 0 0 0 0 <text:s/>0 0 0 0 0 0 0 0 1 1 <text:s/>0 0 0 0 0 0 0 2 0 0 <text:s/>0 0 0 0 0 0 0 0 3 3 <text:s/>0 0 0 0 0 0 0 0 3 3 <text:s/>0 0 0 0 0 0 0 3 0 3 <text:s/>0 0 0 0 0 0 3 3 3 3 <text:s/>0 0 0 0 0 0 3 3 0 3 <text:s/>0 0 0 3 3 3 3 3 3 3</text:p>
          </table:table-cell>
          <table:table-cell table:number-columns-repeated="2" office:value-type="string" calcext:value-type="string">
            <text:p>0 0 1 1 1 1 0 0 0 0 0 0 1 1 0 1 0 0 0 1 0 0 0 0 0 0 0 0 0 0 0 0 1 0 0 1 <text:s/>0 0 1 1 1 1 0 0 0 0 1 1 0 0 0 0 0 1 0 0 0 1 0 0 0 0 1 1 1 0 1 0 1 0 1 0 <text:s/>0 1 1 1 0 0 0 0 1 1 0 2 1 1 0 0 1 0 1 1 1 0 0 0 0 2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32" calcext:value-type="float">
            <text:p>32</text:p>
          </table:table-cell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office:value-type="float" office:value="1297440636" calcext:value-type="float">
            <text:p>129744063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0 0 0 0 0 0 <text:s/>1 1 1 1 0 0 0 0 0 0 <text:s/>1 0 1 0 0 1 0 0 0 0 <text:s/>1 1 1 0 0 1 0 0 0 0 <text:s/>0 1 1 1 0 1 0 0 0 0 <text:s/>0 0 1 1 1 1 0 0 0 0 <text:s/>0 0 1 1 0 0 0 0 0 0 <text:s/>1 1 0 1 1 0 0 0 0 0 <text:s/>1 1 1 1 1 0 0 0 0 0 <text:s/>1 0 0 1 0 0 0 0 0 0 0 0 0 0 0 0 1 1 1 1 <text:s/>0 0 0 0 0 0 1 0 1 1 <text:s/>0 0 0 0 0 0 1 1 1 1 <text:s/>0 0 0 0 0 0 1 1 1 0 <text:s/>0 0 0 0 0 0 0 1 1 0 <text:s/>0 0 0 0 0 0 2 0 0 0 <text:s/>0 0 0 0 0 2 2 2 2 0 <text:s/>0 0 0 0 0 2 0 0 0 0 <text:s/>0 0 0 0 0 2 2 2 2 2 <text:s/>0 0 0 0 0 2 2 2 0 2 0 0 0 0 0 0 0 0 0 0 <text:s/>0 0 0 0 0 0 0 0 0 0 <text:s/>0 0 0 0 0 0 0 0 0 0 <text:s/>0 0 0 0 0 0 0 0 0 0 <text:s/>0 0 0 0 0 0 0 0 0 1 <text:s/>0 0 0 0 0 0 0 0 0 1 <text:s/>0 0 0 0 0 0 0 0 0 0 <text:s/>0 0 0 0 0 0 0 0 0 0 <text:s/>0 0 0 0 0 0 0 0 0 0 <text:s/>0 0 0 0 0 0 0 0 0 0</text:p>
          </table:table-cell>
          <table:table-cell table:number-columns-repeated="2" office:value-type="string" calcext:value-type="string">
            <text:p>0 0 0 1 1 1 0 0 0 0 0 0 0 0 1 1 0 1 0 0 0 1 0 1 1 2 0 0 0 0 0 0 0 1 1 0 <text:s/>0 0 0 1 1 0 0 0 1 0 1 0 2 2 1 1 0 0 0 0 0 1 1 0 1 1 0 0 1 0 0 0 0 1 0 0 <text:s/>1 0 0 0 1 1 1 1 0 0 0 0 0 0 0 0 0 0 0 1 1 0 1 0 0 0 1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8" calcext:value-type="float">
            <text:p>8</text:p>
          </table:table-cell>
          <table:table-cell office:value-type="float" office:value="1367157297" calcext:value-type="float">
            <text:p>1367157297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0 0 1 1 1 <text:s/>0 0 0 1 1 1 1 1 1 1 <text:s/>0 0 0 1 1 1 1 0 1 1 <text:s/>0 0 0 0 0 1 1 0 1 1 <text:s/>0 0 0 0 1 1 1 1 1 0 <text:s/>0 0 0 0 0 0 1 1 1 0 <text:s/>0 0 0 0 0 0 0 0 0 0 <text:s/>0 0 0 0 0 0 0 0 0 0 <text:s/>0 0 0 0 0 0 0 0 0 0 <text:s/>0 0 0 0 0 0 0 0 0 0 1 1 0 0 0 0 0 0 0 0 <text:s/>1 1 1 0 0 0 0 0 0 0 <text:s/>1 1 1 0 0 0 0 0 0 0 <text:s/>1 1 1 1 0 0 0 0 0 0 <text:s/>1 1 1 1 0 0 0 0 0 0 <text:s/>1 1 1 1 1 1 0 0 0 1 <text:s/>0 0 0 0 0 1 1 1 1 1 <text:s/>0 0 0 0 0 0 0 0 1 1 <text:s/>0 0 0 0 0 0 0 0 0 0 <text:s/>0 0 0 0 0 0 0 0 0 0 0 0 0 0 0 0 0 0 0 0 <text:s/>0 0 0 0 0 0 0 0 0 0 <text:s/>0 0 0 0 0 0 0 0 0 0 <text:s/>0 0 0 0 0 0 0 0 0 0 <text:s/>0 0 0 0 0 0 0 0 0 0 <text:s/>0 0 0 0 0 0 0 0 0 0 <text:s/>1 1 0 1 1 0 0 0 0 0 <text:s/>0 1 1 1 1 1 1 1 0 0 <text:s/>1 1 1 1 1 1 1 1 1 0 <text:s/>1 1 1 1 1 1 1 1 1 1</text:p>
          </table:table-cell>
          <table:table-cell table:number-columns-repeated="2" office:value-type="string" calcext:value-type="string">
            <text:p>0 0 1 0 0 1 1 0 0 0 0 0 0 0 0 0 0 0 0 0 0 0 0 0 2 0 0 1 0 0 0 2 0 0 1 0 <text:s/>0 1 0 0 0 0 0 0 0 0 0 0 0 1 0 0 0 0 0 0 0 0 0 0 0 0 1 0 0 0 0 0 0 0 1 0 <text:s/>0 0 0 0 0 0 0 0 0 2 0 0 0 0 0 0 0 1 0 0 0 0 0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office:value-type="float" office:value="1345146262" calcext:value-type="float">
            <text:p>134514626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0 0 0 0 0 0 0 <text:s/>1 1 1 1 0 0 1 0 0 0 <text:s/>1 1 1 0 1 1 1 0 0 0 <text:s/>1 1 1 1 1 1 0 0 0 0 <text:s/>1 1 1 0 1 0 0 0 0 0 <text:s/>1 1 1 1 0 0 0 0 0 0 <text:s/>1 1 0 0 0 0 0 0 0 0 <text:s/>0 0 0 0 0 0 0 0 0 0 <text:s/>0 0 0 0 0 0 0 0 0 0 <text:s/>0 0 0 0 0 0 0 0 0 0 0 0 0 0 1 1 1 1 1 1 <text:s/>0 0 0 0 0 0 0 1 1 1 <text:s/>0 0 0 0 0 0 0 0 1 1 <text:s/>0 0 0 0 0 0 0 0 1 1 <text:s/>0 0 0 0 0 0 0 1 1 1 <text:s/>0 0 0 0 0 0 0 1 1 1 <text:s/>0 0 0 0 0 0 0 1 1 0 <text:s/>0 0 0 0 0 0 0 1 1 1 <text:s/>0 0 0 0 0 0 0 1 1 1 <text:s/>0 0 0 0 0 0 0 0 1 1 0 0 0 0 0 0 0 0 0 0 <text:s/>0 0 0 0 0 0 0 0 0 0 <text:s/>0 0 0 0 0 0 0 1 0 0 <text:s/>0 0 0 0 0 0 1 1 0 0 <text:s/>0 0 0 0 0 0 1 0 0 0 <text:s/>0 0 0 0 1 1 1 0 0 0 <text:s/>0 0 1 1 1 1 1 0 0 0 <text:s/>1 1 1 0 1 1 1 0 0 0 <text:s/>1 1 1 1 1 1 1 0 0 0 <text:s/>1 1 1 0 1 1 1 0 0 0</text:p>
          </table:table-cell>
          <table:table-cell table:number-columns-repeated="2" office:value-type="string" calcext:value-type="string">
            <text:p>0 0 0 1 0 0 0 0 0 0 0 0 0 0 1 1 0 0 0 0 0 0 0 1 0 0 0 0 0 0 0 0 0 0 0 0 <text:s/>0 0 0 0 0 2 0 1 0 1 0 0 0 0 0 0 0 0 0 0 0 0 0 0 0 0 0 0 0 0 0 0 0 1 0 0 <text:s/>0 1 0 0 0 0 2 0 0 0 0 0 0 0 0 0 0 0 0 0 2 1 0 0 0 1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12" calcext:value-type="float">
            <text:p>12</text:p>
          </table:table-cell>
          <table:table-cell office:value-type="float" office:value="1299265154" calcext:value-type="float">
            <text:p>1299265154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0 0 0 <text:s/>0 0 0 1 1 1 1 0 0 0 <text:s/>0 0 0 0 1 1 1 0 0 0 <text:s/>0 0 0 0 1 1 0 0 0 0 <text:s/>0 0 0 0 1 1 1 0 0 0 <text:s/>0 0 0 0 1 1 1 0 0 0 <text:s/>0 0 0 0 1 1 1 0 0 0 <text:s/>0 0 0 1 0 1 1 0 0 0 <text:s/>0 0 0 1 1 1 0 0 0 0 <text:s/>0 0 1 1 0 1 0 0 0 0 0 0 0 0 0 0 0 1 1 1 <text:s/>0 0 0 0 0 0 0 1 1 1 <text:s/>0 0 0 0 0 0 0 0 1 1 <text:s/>0 0 0 0 0 0 0 1 1 1 <text:s/>0 0 0 0 0 0 0 1 1 1 <text:s/>0 0 0 0 0 0 0 1 1 1 <text:s/>0 0 0 0 0 0 0 1 1 0 <text:s/>0 0 0 0 0 0 0 1 1 1 <text:s/>0 0 0 0 0 0 1 1 1 1 <text:s/>0 0 0 0 0 0 1 1 1 1 1 1 1 0 0 0 0 0 0 0 <text:s/>1 0 1 0 0 0 0 0 0 0 <text:s/>1 1 1 1 0 0 0 0 0 0 <text:s/>1 1 1 1 0 0 0 0 0 0 <text:s/>1 1 1 1 0 0 0 0 0 0 <text:s/>1 1 1 1 0 0 0 0 0 0 <text:s/>0 1 0 1 0 0 0 0 0 0 <text:s/>1 1 1 0 0 0 0 0 0 0 <text:s/>0 1 1 0 0 0 0 0 0 0 <text:s/>1 1 0 0 0 0 0 0 0 0</text:p>
          </table:table-cell>
          <table:table-cell table:number-columns-repeated="2" office:value-type="string" calcext:value-type="string">
            <text:p>0 0 0 1 0 2 0 0 0 2 0 1 0 0 0 0 0 0 0 0 0 2 0 0 0 0 0 1 0 0 0 0 0 0 0 0 <text:s/>1 0 0 0 0 0 0 0 0 0 0 0 0 0 0 0 0 0 0 0 0 0 0 0 1 0 1 0 0 0 0 0 0 1 0 0 <text:s/>0 0 1 0 0 0 0 0 1 0 0 0 0 0 0 0 0 0 0 0 0 0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17" calcext:value-type="float">
            <text:p>17</text:p>
          </table:table-cell>
          <table:table-cell office:value-type="float" office:value="1298600563" calcext:value-type="float">
            <text:p>129860056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0 0 0 0 <text:s/>1 0 1 1 1 0 0 0 0 0 <text:s/>1 1 1 1 1 0 0 0 0 0 <text:s/>1 0 1 1 1 0 0 0 0 0 <text:s/>1 1 1 1 0 0 0 0 0 0 <text:s/>1 1 1 0 0 0 0 0 0 0 <text:s/>1 1 1 0 0 0 0 0 0 0 <text:s/>0 1 0 0 0 0 0 0 0 0 <text:s/>0 0 0 0 0 0 0 0 0 0 <text:s/>0 0 0 0 0 0 0 0 0 0 0 0 0 0 0 0 0 0 1 1 <text:s/>0 0 0 0 0 0 1 1 1 1 <text:s/>0 0 0 0 0 1 1 0 1 1 <text:s/>0 0 0 0 0 1 1 1 1 1 <text:s/>0 0 0 0 0 1 1 1 1 1 <text:s/>0 0 0 0 0 0 0 1 1 1 <text:s/>0 0 0 0 0 0 0 1 1 1 <text:s/>0 0 0 0 0 0 0 0 1 1 <text:s/>0 0 0 0 0 0 0 0 1 0 <text:s/>0 0 0 0 0 0 0 0 0 0 0 0 0 0 0 0 0 0 0 0 <text:s/>0 0 0 0 0 0 0 0 0 0 <text:s/>0 0 0 0 0 0 0 0 0 0 <text:s/>0 0 0 0 0 0 0 0 0 0 <text:s/>0 0 0 0 1 0 0 0 0 0 <text:s/>0 0 0 1 1 1 0 0 0 0 <text:s/>0 0 0 1 1 1 1 0 0 0 <text:s/>0 0 1 1 1 1 1 1 0 0 <text:s/>1 1 1 1 1 1 1 1 0 0 <text:s/>1 1 1 1 1 1 1 1 0 0</text:p>
          </table:table-cell>
          <table:table-cell table:number-columns-repeated="2" office:value-type="string" calcext:value-type="string">
            <text:p>0 0 0 0 0 0 1 1 0 0 0 1 0 0 0 1 0 0 0 0 0 0 0 0 0 0 0 1 0 0 2 1 0 0 0 0 <text:s/>0 0 0 0 0 0 0 0 0 0 0 0 0 0 0 0 0 0 0 0 1 0 0 0 0 0 0 0 0 0 0 0 0 0 1 0 <text:s/>0 0 0 0 0 0 2 0 0 0 0 0 0 0 0 2 0 1 0 0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5" calcext:value-type="float">
            <text:p>25</text:p>
          </table:table-cell>
          <table:table-cell office:value-type="float" office:value="1294087152" calcext:value-type="float">
            <text:p>129408715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0 1 1 1 1 1 1 <text:s/>0 0 1 1 1 1 1 1 1 1 <text:s/>0 0 0 1 0 1 1 1 0 1 <text:s/>0 0 0 0 1 1 1 1 1 1 <text:s/>0 0 0 0 1 1 0 0 0 1 <text:s/>0 0 0 0 0 0 0 0 0 0 <text:s/>0 0 0 0 0 0 0 0 0 0 <text:s/>0 0 0 0 0 0 0 0 0 0 <text:s/>0 0 0 0 0 0 0 0 0 0 <text:s/>0 0 0 0 0 0 0 0 0 0 0 0 0 0 0 0 0 0 0 0 <text:s/>1 1 0 0 0 0 0 0 0 0 <text:s/>1 1 1 0 0 0 0 0 0 0 <text:s/>1 0 1 1 0 0 0 0 0 0 <text:s/>1 1 1 1 0 0 0 0 0 0 <text:s/>0 1 1 1 0 0 0 0 0 0 <text:s/>1 1 1 1 0 0 0 0 0 0 <text:s/>0 1 1 1 0 0 0 0 0 0 <text:s/>1 1 1 1 0 0 0 0 0 0 <text:s/>1 1 1 1 0 0 0 0 0 0 0 0 0 0 0 0 0 0 0 0 <text:s/>0 0 0 0 0 0 0 0 0 0 <text:s/>0 0 0 0 0 0 0 0 0 0 <text:s/>0 0 0 0 0 0 0 0 0 0 <text:s/>0 0 0 0 0 0 1 1 1 0 <text:s/>0 0 0 0 1 1 1 1 1 1 <text:s/>0 0 0 0 0 1 1 1 1 1 <text:s/>0 0 0 0 1 1 1 1 1 1 <text:s/>0 0 0 0 1 1 1 1 1 1 <text:s/>0 0 0 0 1 0 1 1 1 0</text:p>
          </table:table-cell>
          <table:table-cell table:number-columns-repeated="2" office:value-type="string" calcext:value-type="string">
            <text:p>1 0 0 1 0 0 0 0 0 0 0 0 0 0 0 0 0 2 0 0 0 0 0 0 1 0 0 0 1 0 0 1 0 0 0 0 <text:s/>0 0 0 0 0 2 0 0 0 0 0 0 0 0 1 0 0 0 0 0 0 2 0 0 0 0 0 0 1 0 0 0 0 0 1 0 <text:s/>0 0 0 0 0 0 0 0 0 0 0 0 0 0 0 0 0 0 0 0 0 0 0 1 0 0 0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27" calcext:value-type="float">
            <text:p>27</text:p>
          </table:table-cell>
          <table:table-cell office:value-type="float" office:value="1232145383" calcext:value-type="float">
            <text:p>123214538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0 1 1 1 1 0 1 1 1 0 <text:s/>1 1 1 1 1 1 1 0 0 0 <text:s/>0 1 1 1 1 1 1 0 0 0 <text:s/>0 0 0 0 0 0 0 0 0 0 <text:s/>0 0 0 0 0 0 0 0 0 0 <text:s/>0 0 0 0 0 0 0 0 0 0 <text:s/>0 0 0 0 0 0 0 0 0 0 <text:s/>0 0 0 0 0 0 0 0 0 0 <text:s/>0 0 0 0 0 0 0 0 0 0 0 0 0 0 0 0 0 0 0 0 <text:s/>0 0 0 0 0 0 0 0 0 0 <text:s/>0 0 0 0 0 0 0 0 0 0 <text:s/>1 0 0 0 0 0 0 0 0 0 <text:s/>1 1 1 1 1 0 0 0 0 0 <text:s/>1 1 0 1 1 1 0 0 0 0 <text:s/>1 1 1 1 1 0 0 0 0 0 <text:s/>1 1 1 1 1 1 0 0 0 0 <text:s/>1 0 0 0 1 1 0 0 0 0 <text:s/>1 1 1 1 1 0 0 0 0 0 0 0 0 0 0 0 0 0 0 0 <text:s/>0 0 0 0 0 0 0 0 0 1 <text:s/>0 0 0 0 0 0 0 1 1 1 <text:s/>0 0 0 0 0 0 0 1 1 1 <text:s/>0 0 0 0 0 0 1 1 1 1 <text:s/>0 0 0 0 0 0 1 1 1 1 <text:s/>0 0 0 0 0 0 1 1 0 1 <text:s/>0 0 0 0 0 0 1 1 1 1 <text:s/>0 0 0 0 0 0 1 1 1 1 <text:s/>0 0 0 0 0 0 1 1 1 1</text:p>
          </table:table-cell>
          <table:table-cell table:number-columns-repeated="2" office:value-type="string" calcext:value-type="string">
            <text:p>0 0 0 0 0 0 0 0 0 0 1 2 0 0 0 1 0 0 0 0 0 0 0 0 0 0 0 0 0 0 0 0 0 0 0 0 <text:s/>0 0 0 0 0 0 0 0 0 1 0 0 0 0 2 0 1 0 0 0 0 0 2 0 0 0 0 0 0 1 0 0 1 0 0 0 <text:s/>0 0 0 0 0 0 0 0 0 1 1 1 0 0 0 0 0 0 0 0 0 0 0 1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67" calcext:value-type="float">
            <text:p>67</text:p>
          </table:table-cell>
          <table:table-cell office:value-type="float" office:value="1280067346" calcext:value-type="float">
            <text:p>1280067346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1 1 1 0 1 1 1 <text:s/>0 0 0 0 0 1 1 1 1 0 <text:s/>0 0 0 0 1 1 1 1 1 1 <text:s/>0 0 0 0 0 1 1 1 1 1 <text:s/>0 0 0 0 0 0 0 1 1 1 <text:s/>0 0 0 0 0 0 0 0 1 1 <text:s/>0 0 0 0 0 0 0 0 1 1 <text:s/>0 0 0 0 0 0 0 0 0 1 <text:s/>0 0 0 0 0 0 0 0 0 0 <text:s/>0 0 0 0 0 0 0 0 0 0 1 1 1 0 0 0 0 0 0 0 <text:s/>1 1 1 1 0 0 0 0 0 0 <text:s/>1 1 1 1 0 0 0 0 0 0 <text:s/>1 1 1 1 0 0 0 0 0 0 <text:s/>1 0 1 1 0 0 0 0 0 0 <text:s/>1 1 1 0 0 0 0 0 0 0 <text:s/>1 1 1 0 0 0 0 0 0 0 <text:s/>0 1 1 0 0 0 0 0 0 0 <text:s/>1 1 0 0 0 0 0 0 0 0 <text:s/>1 1 0 0 0 0 0 0 0 0 0 0 0 0 0 0 0 0 0 0 <text:s/>0 0 0 0 0 0 0 0 0 0 <text:s/>0 0 0 0 0 0 0 0 0 0 <text:s/>0 0 0 0 0 0 0 0 0 0 <text:s/>0 0 0 0 1 0 1 0 0 0 <text:s/>0 0 0 1 1 1 1 1 0 0 <text:s/>0 0 0 1 1 1 1 1 0 0 <text:s/>0 0 0 1 0 1 1 1 1 0 <text:s/>0 0 1 1 1 1 1 1 1 0 <text:s/>0 0 1 1 1 1 1 1 0 0</text:p>
          </table:table-cell>
          <table:table-cell table:number-columns-repeated="2" office:value-type="string" calcext:value-type="string">
            <text:p>0 0 0 0 0 0 1 0 0 0 0 0 0 0 1 0 0 0 2 1 0 2 0 0 0 0 0 0 0 0 0 0 0 0 1 0 <text:s/>0 0 0 0 0 1 0 0 0 1 0 0 0 0 0 0 0 0 0 0 2 0 0 0 0 0 0 0 0 0 0 0 0 0 1 0 <text:s/>0 0 1 0 0 0 0 0 0 0 0 0 0 0 0 0 0 1 0 0 0 0 0 0 0 0 1 1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40" calcext:value-type="float">
            <text:p>40</text:p>
          </table:table-cell>
          <table:table-cell office:value-type="float" office:value="1" calcext:value-type="float">
            <text:p>1</text:p>
          </table:table-cell>
          <table:table-cell office:value-type="float" office:value="1470826463" calcext:value-type="float">
            <text:p>1470826463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1 1 1 1 1 1 1 1 1 <text:s/>0 0 1 1 1 1 1 1 0 1 <text:s/>0 0 1 0 1 1 1 1 1 1 <text:s/>0 0 0 1 1 1 1 1 1 1 <text:s/>0 0 0 1 0 1 1 1 1 1 <text:s/>0 0 0 0 0 0 0 1 1 1 <text:s/>0 0 0 0 0 0 0 0 1 1 <text:s/>0 0 0 0 0 0 0 0 0 1 <text:s/>0 0 0 0 0 0 0 0 0 0 <text:s/>0 0 0 0 0 0 0 0 0 0 0 0 0 0 0 0 0 0 0 0 <text:s/>1 1 0 0 0 0 0 0 0 0 <text:s/>1 1 0 0 0 0 0 0 0 0 <text:s/>1 1 1 0 0 0 0 0 0 0 <text:s/>1 1 0 0 0 0 0 0 0 0 <text:s/>1 1 1 0 1 0 1 0 0 0 <text:s/>1 1 1 1 1 1 1 1 0 0 <text:s/>1 1 1 1 1 0 1 1 1 0 <text:s/>1 1 1 1 1 1 1 1 1 0 <text:s/>1 0 1 0 1 1 1 0 0 0 0 0 0 0 0 0 0 0 0 0 <text:s/>0 0 0 0 0 0 0 0 0 0 <text:s/>0 0 0 0 0 0 0 0 0 0 <text:s/>0 0 0 0 0 0 0 0 0 0 <text:s/>0 0 0 0 0 0 0 0 0 0 <text:s/>0 0 0 0 0 0 0 0 0 0 <text:s/>0 0 0 0 0 0 0 0 0 0 <text:s/>0 0 0 0 0 0 0 0 0 0 <text:s/>0 0 0 0 0 0 0 0 0 1 <text:s/>0 0 0 0 0 0 0 1 1 1</text:p>
          </table:table-cell>
          <table:table-cell table:number-columns-repeated="2" office:value-type="string" calcext:value-type="string">
            <text:p>1 0 0 0 0 0 0 0 0 0 0 0 0 0 0 0 0 0 1 0 0 0 0 1 0 0 0 0 0 0 0 0 0 0 0 0 <text:s/>0 0 0 0 0 0 1 0 1 0 0 0 0 0 0 0 0 1 0 1 0 0 0 0 0 0 0 0 0 0 0 0 0 0 0 0 <text:s/>0 0 0 1 0 0 0 2 0 0 0 0 0 0 0 0 2 0 0 1 0 1 0 0 0 0 0 2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false" calcext:value-type="boolean">
            <text:p>FALS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0" calcext:value-type="float">
            <text:p>10</text:p>
          </table:table-cell>
          <table:table-cell office:value-type="float" office:value="0" calcext:value-type="float">
            <text:p>0</text:p>
          </table:table-cell>
          <table:table-cell office:value-type="float" office:value="385" calcext:value-type="float">
            <text:p>385</text:p>
          </table:table-cell>
          <table:table-cell office:value-type="float" office:value="1688361255" calcext:value-type="float">
            <text:p>1688361255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0 0 0 0 1 1 1 0 0 0 <text:s/>0 0 0 0 1 1 1 0 0 0 <text:s/>0 0 0 0 0 1 1 1 0 0 <text:s/>0 0 0 1 1 1 0 0 0 0 <text:s/>0 0 0 1 1 1 0 0 0 0 <text:s/>0 0 1 1 1 0 0 0 0 0 <text:s/>0 0 1 1 1 0 0 0 0 0 <text:s/>0 0 0 1 1 1 0 0 0 0 <text:s/>0 0 0 0 1 1 1 0 0 0 <text:s/>0 0 0 0 0 1 1 1 0 0 0 0 0 0 0 0 0 0 1 1 <text:s/>0 0 0 0 0 0 0 0 1 1 <text:s/>0 0 0 0 0 0 0 0 1 0 <text:s/>0 0 0 0 0 0 1 1 1 1 <text:s/>0 0 0 0 0 0 1 1 1 1 <text:s/>0 0 0 0 0 1 1 1 0 1 <text:s/>0 0 0 0 0 1 1 1 1 1 <text:s/>0 0 0 0 0 0 1 1 1 0 <text:s/>0 0 0 0 0 0 0 1 1 1 <text:s/>0 0 0 0 0 0 0 0 1 1 1 1 0 1 0 0 0 0 0 0 <text:s/>1 1 0 1 0 0 0 0 0 0 <text:s/>1 1 1 1 1 0 0 0 0 0 <text:s/>1 1 1 0 0 0 0 0 0 0 <text:s/>1 1 1 0 0 0 0 0 0 0 <text:s/>1 1 0 0 0 0 0 0 0 0 <text:s/>1 1 0 0 0 0 0 0 0 0 <text:s/>1 1 1 0 0 0 0 0 0 0 <text:s/>0 1 1 0 0 0 0 0 0 0 <text:s/>1 1 1 1 0 0 0 0 0 0</text:p>
          </table:table-cell>
          <table:table-cell table:number-columns-repeated="2" office:value-type="string" calcext:value-type="string">
            <text:p>0 0 1 0 0 0 0 1 0 0 0 0 1 0 0 0 0 1 0 0 0 0 0 0 0 0 0 0 0 1 0 0 0 0 0 0 <text:s/>0 0 0 0 0 0 0 0 0 0 0 0 0 0 0 0 0 0 0 0 0 0 1 0 0 0 0 2 0 0 2 0 0 0 0 0 <text:s/>0 0 0 0 0 0 0 1 1 0 0 1 0 0 0 0 0 0 2 0 0 0 1 0 0 0 0 0</text:p>
          </table:table-cell>
        </table:table-row>
        <table:table-row table:style-name="ro2">
          <table:table-cell office:value-type="boolean" office:boolean-value="false" calcext:value-type="boolean">
            <text:p>FALSE</text:p>
          </table:table-cell>
          <table:table-cell table:number-columns-repeated="2"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boolean" office:boolean-value="true" calcext:value-type="boolean">
            <text:p>TRUE</text:p>
          </table:table-cell>
          <table:table-cell office:value-type="string" calcext:value-type="string">
            <text:p>0.01</text:p>
          </table:table-cell>
          <table:table-cell office:value-type="string" calcext:value-type="string">
            <text:p>0.0001</text:p>
          </table:table-cell>
          <table:table-cell office:value-type="float" office:value="1000" calcext:value-type="float">
            <text:p>1000</text:p>
          </table:table-cell>
          <table:table-cell office:value-type="float" office:value="11" calcext:value-type="float">
            <text:p>11</text:p>
          </table:table-cell>
          <table:table-cell office:value-type="float" office:value="1" calcext:value-type="float">
            <text:p>1</text:p>
          </table:table-cell>
          <table:table-cell office:value-type="float" office:value="58" calcext:value-type="float">
            <text:p>58</text:p>
          </table:table-cell>
          <table:table-cell office:value-type="float" office:value="1252984002" calcext:value-type="float">
            <text:p>1252984002</text:p>
          </table:table-cell>
          <table:table-cell office:value-type="string" calcext:value-type="string">
            <text:p><text:s/>True <text:s/>True <text:s/>True</text:p>
          </table:table-cell>
          <table:table-cell office:value-type="string" calcext:value-type="string">
            <text:p>1 1 1 1 1 1 1 1 1 1 <text:s/>1 1 1 1 1 1 0 0 1 1 <text:s/>1 1 1 0 0 0 0 0 1 1 <text:s/>1 1 1 0 0 0 0 0 0 1 <text:s/>1 0 1 0 0 0 0 0 0 1 <text:s/>0 0 0 0 0 0 0 0 0 0 <text:s/>0 0 0 0 0 0 0 0 0 0 <text:s/>0 0 0 0 0 0 0 0 0 0 <text:s/>0 0 0 0 0 0 0 0 0 0 <text:s/>0 0 0 0 0 0 0 0 0 0 0 0 0 0 0 0 0 0 0 0 <text:s/>0 0 0 0 0 0 0 0 0 0 <text:s/>0 0 0 1 1 0 1 1 0 0 <text:s/>0 0 0 1 1 1 1 1 1 0 <text:s/>0 0 0 1 1 1 1 1 1 0 <text:s/>0 0 0 0 1 1 1 1 1 1 <text:s/>0 0 0 0 0 1 1 1 0 1 <text:s/>0 0 0 0 0 1 0 0 1 1 <text:s/>0 0 0 0 0 0 0 0 1 0 <text:s/>0 0 0 0 0 0 0 0 0 0 0 0 0 0 0 0 0 0 0 0 <text:s/>0 0 0 0 0 0 0 0 0 0 <text:s/>0 0 0 0 0 0 0 0 0 0 <text:s/>0 0 0 0 0 0 0 0 0 0 <text:s/>0 1 0 0 0 0 0 0 0 0 <text:s/>1 1 1 1 0 0 0 0 0 0 <text:s/>1 1 1 0 1 0 0 0 0 0 <text:s/>1 1 1 1 1 0 0 0 0 0 <text:s/>1 1 0 1 1 1 1 1 0 0 <text:s/>1 1 1 1 1 1 1 1 0 0</text:p>
          </table:table-cell>
          <table:table-cell table:number-columns-repeated="2" office:value-type="string" calcext:value-type="string">
            <text:p>0 0 0 0 0 0 0 0 0 0 0 0 0 0 0 0 1 1 0 0 2 0 0 0 0 1 0 0 0 0 0 0 0 0 2 0 <text:s/>0 0 0 0 0 0 0 0 0 0 0 0 0 0 0 2 0 0 0 0 0 0 0 0 0 0 0 1 0 0 0 0 1 0 0 0 <text:s/>0 0 0 0 1 1 0 0 0 0 1 0 0 0 0 0 0 1 0 0 0 0 0 0 0 0 1 1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Z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9">0000/00/00</text:date>, <text:time style:data-style-name="N2" text:time-value="12:19:27.2909945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3-29T12:37:49.865935349</dc:date>
    <meta:editing-duration>PT19M32S</meta:editing-duration>
    <meta:editing-cycles>3</meta:editing-cycles>
    <meta:generator>LibreOffice/6.4.6.2$Linux_X86_64 LibreOffice_project/40$Build-2</meta:generator>
    <meta:document-statistic meta:table-count="1" meta:cell-count="336" meta:object-count="0"/>
  </office:meta>
</office:document-meta>
</file>